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800000"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fo:color="#000000" fo:font-size="13pt" style:text-underline-style="none" fo:font-weight="normal" style:font-size-asian="13pt" style:font-weight-asian="normal" style:font-size-complex="13pt" style:font-weight-complex="normal"/>
    </style:style>
    <style:style style:name="P3" style:family="paragraph" style:parent-style-name="Standard">
      <style:text-properties fo:color="#000000" fo:font-size="13pt" style:text-underline-style="none" fo:font-weight="bold" style:font-size-asian="13pt" style:font-weight-asian="bold" style:font-size-complex="13pt" style:font-weight-complex="bold"/>
    </style:style>
    <style:style style:name="P4" style:family="paragraph" style:parent-style-name="Standard">
      <style:text-properties fo:color="#000000" fo:font-size="13pt" style:text-underline-style="solid" style:text-underline-width="auto" style:text-underline-color="font-color" fo:font-weight="normal" style:font-size-asian="13pt" style:font-weight-asian="normal" style:font-size-complex="13pt" style:font-weight-complex="normal"/>
    </style:style>
    <style:style style:name="P5" style:family="paragraph" style:parent-style-name="Standard">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6" style:family="paragraph" style:parent-style-name="Standard">
      <style:text-properties fo:color="#000000"/>
    </style:style>
    <style:style style:name="P7" style:family="paragraph" style:parent-style-name="Standard">
      <style:text-properties fo:color="#000000" fo:font-size="13pt" style:text-underline-style="none" fo:font-weight="normal" style:font-size-asian="13pt" style:font-weight-asian="normal" style:font-size-complex="13pt" style:font-weight-complex="normal"/>
    </style:style>
    <style:style style:name="P8" style:family="paragraph" style:parent-style-name="Standard" style:list-style-name="L1">
      <style:text-properties fo:color="#000000" fo:font-size="13pt" style:text-underline-style="none" fo:font-weight="normal" style:font-size-asian="13pt" style:font-weight-asian="normal" style:font-size-complex="13pt" style:font-weight-complex="normal"/>
    </style:style>
    <style:style style:name="P9" style:family="paragraph" style:parent-style-name="Standard" style:list-style-name="L2">
      <style:text-properties fo:color="#000000" fo:font-size="13pt" style:text-underline-style="none" fo:font-weight="normal" style:font-size-asian="13pt" style:font-weight-asian="normal" style:font-size-complex="13pt" style:font-weight-complex="normal"/>
    </style:style>
    <style:style style:name="P10" style:family="paragraph" style:parent-style-name="Standard" style:list-style-name="L3">
      <style:text-properties fo:color="#000000" fo:font-size="13pt" style:text-underline-style="none" fo:font-weight="normal" style:font-size-asian="13pt" style:font-weight-asian="normal" style:font-size-complex="13pt" style:font-weight-complex="normal"/>
    </style:style>
    <style:style style:name="P11" style:family="paragraph" style:parent-style-name="Standard" style:list-style-name="L4">
      <style:text-properties fo:color="#000000" fo:font-size="13pt" style:text-underline-style="none" fo:font-weight="normal" style:font-size-asian="13pt" style:font-weight-asian="normal" style:font-size-complex="13pt" style:font-weight-complex="normal"/>
    </style:style>
    <style:style style:name="P12" style:family="paragraph" style:parent-style-name="Standard" style:list-style-name="L5">
      <style:text-properties fo:color="#000000" fo:font-size="13pt" style:text-underline-style="none" fo:font-weight="normal" style:font-size-asian="13pt" style:font-weight-asian="normal" style:font-size-complex="13pt" style:font-weight-complex="normal"/>
    </style:style>
    <style:style style:name="P13" style:family="paragraph" style:parent-style-name="Standard" style:list-style-name="L6">
      <style:text-properties fo:color="#000000" fo:font-size="13pt" style:text-underline-style="none" fo:font-weight="normal" style:font-size-asian="13pt" style:font-weight-asian="normal" style:font-size-complex="13pt" style:font-weight-complex="normal"/>
    </style:style>
    <style:style style:name="P14" style:family="paragraph" style:parent-style-name="Standard" style:list-style-name="L7">
      <style:text-properties fo:color="#000000" fo:font-size="13pt" style:text-underline-style="none" fo:font-weight="normal" style:font-size-asian="13pt" style:font-weight-asian="normal" style:font-size-complex="13pt" style:font-weight-complex="normal"/>
    </style:style>
    <style:style style:name="P15" style:family="paragraph" style:parent-style-name="Standard" style:list-style-name="L8">
      <style:text-properties fo:color="#000000" fo:font-size="13pt" style:text-underline-style="none" fo:font-weight="normal" style:font-size-asian="13pt" style:font-weight-asian="normal" style:font-size-complex="13pt" style:font-weight-complex="normal"/>
    </style:style>
    <style:style style:name="P16" style:family="paragraph" style:parent-style-name="Standard" style:list-style-name="L9">
      <style:text-properties fo:color="#000000" fo:font-size="13pt" style:text-underline-style="none" fo:font-weight="normal" style:font-size-asian="13pt" style:font-weight-asian="normal" style:font-size-complex="13pt" style:font-weight-complex="normal"/>
    </style:style>
    <style:style style:name="P17" style:family="paragraph" style:parent-style-name="Standard" style:list-style-name="L10">
      <style:text-properties fo:color="#000000" fo:font-size="13pt" style:text-underline-style="none" fo:font-weight="normal" style:font-size-asian="13pt" style:font-weight-asian="normal" style:font-size-complex="13pt" style:font-weight-complex="normal"/>
    </style:style>
    <style:style style:name="P18" style:family="paragraph" style:parent-style-name="Standard" style:list-style-name="L11">
      <style:text-properties fo:color="#000000" fo:font-size="13pt" style:text-underline-style="none" fo:font-weight="normal" style:font-size-asian="13pt" style:font-weight-asian="normal" style:font-size-complex="13pt" style:font-weight-complex="normal"/>
    </style:style>
    <style:style style:name="P19" style:family="paragraph" style:parent-style-name="Standard" style:list-style-name="L12">
      <style:text-properties fo:color="#000000" fo:font-size="13pt" style:text-underline-style="none" fo:font-weight="normal" style:font-size-asian="13pt" style:font-weight-asian="normal" style:font-size-complex="13pt" style:font-weight-complex="normal"/>
    </style:style>
    <style:style style:name="P20" style:family="paragraph" style:parent-style-name="Standard" style:list-style-name="L13">
      <style:text-properties fo:color="#000000" fo:font-size="13pt" style:text-underline-style="none" fo:font-weight="normal" style:font-size-asian="13pt" style:font-weight-asian="normal" style:font-size-complex="13pt" style:font-weight-complex="normal"/>
    </style:style>
    <style:style style:name="P21" style:family="paragraph" style:parent-style-name="Standard" style:list-style-name="L14">
      <style:text-properties fo:color="#000000" fo:font-size="13pt" style:text-underline-style="none" fo:font-weight="normal" style:font-size-asian="13pt" style:font-weight-asian="normal" style:font-size-complex="13pt" style:font-weight-complex="normal"/>
    </style:style>
    <style:style style:name="P22" style:family="paragraph" style:parent-style-name="Standard" style:list-style-name="L15">
      <style:text-properties fo:color="#000000" fo:font-size="13pt" style:text-underline-style="none" fo:font-weight="normal" style:font-size-asian="13pt" style:font-weight-asian="normal" style:font-size-complex="13pt" style:font-weight-complex="normal"/>
    </style:style>
    <style:style style:name="P23" style:family="paragraph" style:parent-style-name="Standard" style:list-style-name="L16">
      <style:text-properties fo:color="#000000" fo:font-size="13pt" style:text-underline-style="none" fo:font-weight="normal" style:font-size-asian="13pt" style:font-weight-asian="normal" style:font-size-complex="13pt" style:font-weight-complex="normal"/>
    </style:style>
    <style:style style:name="P24" style:family="paragraph" style:parent-style-name="Standard" style:list-style-name="L17">
      <style:text-properties fo:color="#000000" fo:font-size="13pt" style:text-underline-style="none" fo:font-weight="normal" style:font-size-asian="13pt" style:font-weight-asian="normal" style:font-size-complex="13pt" style:font-weight-complex="normal"/>
    </style:style>
    <style:style style:name="P25" style:family="paragraph" style:parent-style-name="Standard" style:list-style-name="L18">
      <style:text-properties fo:color="#000000" fo:font-size="13pt" style:text-underline-style="none" fo:font-weight="normal" style:font-size-asian="13pt" style:font-weight-asian="normal" style:font-size-complex="13pt" style:font-weight-complex="normal"/>
    </style:style>
    <style:style style:name="P26" style:family="paragraph" style:parent-style-name="Standard" style:list-style-name="L19">
      <style:text-properties fo:color="#000000" fo:font-size="13pt" style:text-underline-style="none" fo:font-weight="normal" style:font-size-asian="13pt" style:font-weight-asian="normal" style:font-size-complex="13pt" style:font-weight-complex="normal"/>
    </style:style>
    <style:style style:name="P27" style:family="paragraph" style:parent-style-name="Standard">
      <style:text-properties fo:color="#000000" fo:font-size="13pt" style:text-underline-style="none" fo:font-weight="bold" style:font-size-asian="13pt" style:font-weight-asian="bold" style:font-size-complex="13pt" style:font-weight-complex="bold"/>
    </style:style>
    <style:style style:name="P28" style:family="paragraph" style:parent-style-name="Standard">
      <style:text-properties fo:color="#000000" fo:font-size="13pt" style:text-underline-style="solid" style:text-underline-width="auto" style:text-underline-color="font-color" fo:font-weight="normal" style:font-size-asian="13pt" style:font-weight-asian="normal" style:font-size-complex="13pt" style:font-weight-complex="normal"/>
    </style:style>
    <style:style style:name="P29" style:family="paragraph" style:parent-style-name="Standard">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30" style:family="paragraph" style:parent-style-name="Standard">
      <style:text-properties fo:color="#000000"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2"/>
    <style:style style:name="P34" style:family="paragraph" style:parent-style-name="Standard">
      <style:text-properties fo:color="#800000"/>
    </style:style>
    <style:style style:name="P35" style:family="paragraph" style:parent-style-name="Standard" style:list-style-name="L22">
      <style:text-properties fo:color="#800000"/>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5" style:family="text">
      <style:text-properties fo:color="#000000"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635cm" fo:margin-left="-10.79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0.16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9.52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8.25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5.08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 2 :</text:p>
      <text:p text:style-name="P1"/>
      <text:p text:style-name="P5">Fonctionnement des marchés :</text:p>
      <text:p text:style-name="P5"/>
      <text:p text:style-name="P2">2 compétences : – Savoir présenter le fonctionnement des marchés sur lesquels intervient l'entreprise (c.a.d identifier → les demandeurs, offreurs, taux de concurrence, le prix (formation, évolution) )</text:p>
      <text:list xml:id="list7825455236313686040" text:style-name="L1">
        <text:list-item>
          <text:list>
            <text:list-item>
              <text:list>
                <text:list-item>
                  <text:list>
                    <text:list-item>
                      <text:p text:style-name="P8">Savoir repérer l'existence d'externalités pour l'entreprise</text:p>
                    </text:list-item>
                  </text:list>
                </text:list-item>
              </text:list>
            </text:list-item>
          </text:list>
        </text:list-item>
      </text:list>
      <text:p text:style-name="P2"/>
      <text:p text:style-name="P2">Plan du chap : </text:p>
      <text:p text:style-name="P2"/>
      <text:p text:style-name="P2">I – Le concept de « marché »</text:p>
      <text:p text:style-name="P2">II – La <text:s/>notion de « structure de marché »</text:p>
      <text:p text:style-name="P2">III – L'étude des mécanismes de fixation des prix</text:p>
      <text:p text:style-name="P2">IV – L'étude du fonctionnement du marché</text:p>
      <text:p text:style-name="P2">V – L'étude des externalités</text:p>
      <text:p text:style-name="P2"/>
      <text:p text:style-name="P2"/>
      <text:p text:style-name="P3">I – Voir plan</text:p>
      <text:p text:style-name="P3"/>
      <text:p text:style-name="P2"><text:span text:style-name="T2">Définition de marché :</text:span> Lieu réel(quand vendeur et acheteur sont face à face) ou virtuel(vendeur et acheteur pas face à face) où se rencontrent l'offre et la demande en vue d'un échange</text:p>
      <text:p text:style-name="P2"/>
      <text:p text:style-name="P4">4 grands types de marchés :</text:p>
      <text:list xml:id="list8274364810557291064" text:style-name="L2">
        <text:list-item>
          <text:list>
            <text:list-item>
              <text:p text:style-name="P9">Marché de biens ou de services : Échanges de biens ou de services pouvant être réalisés sur des marchés spécifique en fonction du produit échangé</text:p>
            </text:list-item>
            <text:list-item>
              <text:p text:style-name="P9">Marché du travail : Lieu où les ménages offrent leur force de travail aux entreprises contre rémunération</text:p>
            </text:list-item>
            <text:list-item>
              <text:p text:style-name="P9">Marché de l'emploi : Lieu où les entreprises offrent un poste de travail aux ménages contre leur force de travail</text:p>
            </text:list-item>
            <text:list-item>
              <text:p text:style-name="P9">Marché financier : Lieu où les agents aux capacités de financement offrent des capitaux aux agents ayant des besoins de financement</text:p>
            </text:list-item>
          </text:list>
        </text:list-item>
      </text:list>
      <text:p text:style-name="P2"/>
      <text:p text:style-name="P2"/>
      <text:p text:style-name="P3">II – Voir plan</text:p>
      <text:p text:style-name="P3"/>
      <text:p text:style-name="P4">Définition structure de marché :<text:span text:style-name="T1"> La structure de marché est définie en fonction du nombre d'offreurs et de demandeurs sur le marché étudié</text:span></text:p>
      <text:p text:style-name="P2"/>
      <text:p text:style-name="P4">Le monopole :</text:p>
      <text:list xml:id="list5318047470709160327" text:style-name="L3">
        <text:list-item>
          <text:list>
            <text:list-item>
              <text:p text:style-name="P10">Définition : Marché sur lequel un seul offreur doit faire face à une multitude de demandeurs</text:p>
            </text:list-item>
            <text:list-item>
              <text:p text:style-name="P10">2 Effets : Retard sur l'innovation, Prix élevé(notion de pricemaker)</text:p>
            </text:list-item>
          </text:list>
        </text:list-item>
      </text:list>
      <text:p text:style-name="P2"/>
      <text:p text:style-name="P2">(monopole de droit, légale = imposé par la loi – monopole de fait = exemple boulangerie qui est seul dans un village car personne d'autres veut ouvrir, c'est un fait)</text:p>
      <text:p text:style-name="P2"><text:tab/></text:p>
      <text:p text:style-name="P4"><text:soft-page-break/>L'oligopole :</text:p>
      <text:list xml:id="list8606181253565763151" text:style-name="L4">
        <text:list-item>
          <text:list>
            <text:list-item>
              <text:p text:style-name="P11">Définition : Marché sur lequel quelques offreurs doivent faire face à une multitude de demandeurs</text:p>
            </text:list-item>
            <text:list-item>
              <text:p text:style-name="P11">2 Effets : Commencement du développement de l'innovation, Amorce d'une baisse des prix mais risque d'ententes sur les prix</text:p>
            </text:list-item>
          </text:list>
        </text:list-item>
      </text:list>
      <text:p text:style-name="P2"/>
      <text:p text:style-name="P4">La concurrence pure et parfaite :</text:p>
      <text:list xml:id="list1510490050066765438" text:style-name="L5">
        <text:list-item>
          <text:list>
            <text:list-item>
              <text:p text:style-name="P12">Définition : Marché sur lequel une multitude d'offreurs doivent faire face à une multitude de demandeurs</text:p>
            </text:list-item>
            <text:list-item>
              <text:p text:style-name="P12">3 Effets : Fort développement de l'innovation, Grande diversité de l'offre, Forte baisse des prix liée à la guerre des prix menée par les offreurs</text:p>
            </text:list-item>
          </text:list>
        </text:list-item>
      </text:list>
      <text:p text:style-name="P2"/>
      <text:p text:style-name="P4">Étude de la concurrence pure et parfaite :</text:p>
      <text:p text:style-name="P2">5 Critères : 1 – Atomicité du marché</text:p>
      <text:p text:style-name="P2"><text:tab/> <text:s text:c="7"/>2 – Homogénéité du produit afin que seul le prix différentie les producteurs</text:p>
      <text:p text:style-name="P2"><text:tab/> <text:s text:c="7"/>3 – Libre entrée et sortie du marché</text:p>
      <text:p text:style-name="P2"><text:tab/> <text:s text:c="7"/>4 – Transparence de l'information</text:p>
      <text:p text:style-name="P2"><text:tab/> <text:s text:c="7"/>5 – Libre circulation des facteurs de production</text:p>
      <text:p text:style-name="P2"/>
      <text:p text:style-name="P4">Le marché monopolistique :</text:p>
      <text:list xml:id="list5875416940428924911" text:style-name="L6">
        <text:list-item>
          <text:list>
            <text:list-item>
              <text:p text:style-name="P13">Définition : Marché sur lequel une multitude d'offreurs s'opposent mais un des offreurs détient un monopole d'exploitation(brevet, marque, dessin,modèle, droit d'auteur)</text:p>
            </text:list-item>
            <text:list-item>
              <text:p text:style-name="P13">3 Caractéristiques : Monopole temporaire d'une entreprise durant le temps du droit d'exploitation, Prix élevé du produit nouveau afin de rentabiliser les investissements de l'entreprise, Fort développement de l'innovation par les concurrents pour contourner le monopole d'exploitation</text:p>
            </text:list-item>
          </text:list>
        </text:list-item>
      </text:list>
      <text:p text:style-name="P2"/>
      <text:p text:style-name="P2"/>
      <text:p text:style-name="P3">III – Voir plan</text:p>
      <text:p text:style-name="P3"/>
      <text:p text:style-name="P4">Concept de fixation du prix :</text:p>
      <text:list xml:id="list3292236684990757222" text:style-name="L7">
        <text:list-item>
          <text:list>
            <text:list-item>
              <text:p text:style-name="P14">Portée du prix : Déterminé la disponibilité / rareté d'un produit</text:p>
            </text:list-item>
            <text:list-item>
              <text:p text:style-name="P14">Fondement de fixation : En fonction de l'offre disponible et de la demande exprimée (on parle de la loi de l'offre et de la demande)</text:p>
            </text:list-item>
          </text:list>
        </text:list-item>
      </text:list>
      <text:p text:style-name="P2"/>
      <text:p text:style-name="P4">3 principes de fixation du prix :</text:p>
      <text:list xml:id="list4707694900913137128" text:style-name="L8">
        <text:list-item>
          <text:list>
            <text:list-item>
              <text:p text:style-name="P15">Si offre &lt; demande : Augmentation du prix (rareté du produit)</text:p>
            </text:list-item>
            <text:list-item>
              <text:p text:style-name="P15">Si offre &gt; demande : Baisse du prix (disponibilité du produit)</text:p>
            </text:list-item>
            <text:list-item>
              <text:p text:style-name="P15">Si offre = demande : Prix d'équilibre (concurrence pure et parfaite)</text:p>
            </text:list-item>
          </text:list>
        </text:list-item>
      </text:list>
      <text:p text:style-name="P2"/>
      <text:p text:style-name="P4">Identification des 2 comportements des agents en cas de baisse de prix :</text:p>
      <text:p text:style-name="P2"><text:tab/>1 – La demande augmente car les clients sont attirés par les prix bas qui leur <text:tab/>permettent d'acheter plus avec la même somme d'argent (pouvoir d'achat)</text:p>
      <text:p text:style-name="P2"><text:tab/>2 – <text:s/>L'offre baisse car les possibilités de marge sont faibles</text:p>
      <text:p text:style-name="P2"/>
      <text:p text:style-name="P4"/>
      <text:p text:style-name="P4"><text:soft-page-break/>Identification des 2 comportements des agents en cas d'augmentation du prix :</text:p>
      <text:p text:style-name="P2"><text:tab/>1 – La demande baisse car les capacités financières des <text:s/>clients ne permettent plus <text:tab/>d'acheter autant ; ils doivent faire des choix (baisser ou arrêter la consommation du <text:tab/>produit)</text:p>
      <text:p text:style-name="P2"><text:tab/>2 – L'offre augmente car les entreprises sont attirées par les possibilités élevées de <text:tab/>marge</text:p>
      <text:p text:style-name="P2"/>
      <text:p text:style-name="P4">Qualification de l'offre et de la demande par rapport au prix :</text:p>
      <text:list xml:id="list6590520286531954840" text:style-name="L9">
        <text:list-item>
          <text:list>
            <text:list-item>
              <text:p text:style-name="P16">A propos de l'offre : L'offre est fonction croissante du prix</text:p>
            </text:list-item>
            <text:list-item>
              <text:p text:style-name="P16">A propos de la demande : La demande est une fonction décroissante du prix </text:p>
            </text:list-item>
          </text:list>
        </text:list-item>
      </text:list>
      <text:p text:style-name="P2"/>
      <text:p text:style-name="P4">Étude des effets du comportement des agents sur fixation prix :</text:p>
      <text:list xml:id="list3581854881451679160" text:style-name="L10">
        <text:list-item>
          <text:list>
            <text:list-item>
              <text:p text:style-name="P17">Réciprocité des effets : Le prix influence les agents économiques qui adoptent alors un nouveau comportement qui, à son tour, va avoir un impact sur le niveau du prix.</text:p>
            </text:list-item>
            <text:list-item>
              <text:p text:style-name="P17">Effets de la réciprocité : Variation du prix jusqu'à obtenir le prix d'équilibre satisfaisant toutes les offres et les demandes</text:p>
            </text:list-item>
            <text:list-item>
              <text:p text:style-name="P17">Condition d'obtention de prix d'équilibre : Être sur un marché de concurrence parfaite</text:p>
            </text:list-item>
          </text:list>
        </text:list-item>
      </text:list>
      <text:p text:style-name="P2"/>
      <text:p text:style-name="P2"/>
      <text:p text:style-name="P3">IV – Voir plan</text:p>
      <text:p text:style-name="P3"/>
      <text:p text:style-name="P4">Principe du marché concurrentiel :</text:p>
      <text:list xml:id="list8697554200048862320" text:style-name="L11">
        <text:list-item>
          <text:list>
            <text:list-item>
              <text:p text:style-name="P18">Définition : Marché sur lequel les offreurs et demandeurs interviennent librement et le prix joue le rôle de variable d'ajustement</text:p>
            </text:list-item>
          </text:list>
        </text:list-item>
      </text:list>
      <text:p text:style-name="P2"/>
      <text:p text:style-name="P4">3 principes de fonctionnement du marché :</text:p>
      <text:list xml:id="list62270349476982962" text:style-name="L12">
        <text:list-item>
          <text:p text:style-name="P19">La transparence de l'information sur l'offre et la demande</text:p>
        </text:list-item>
        <text:list-item>
          <text:p text:style-name="P19">Libre entrée et sortie sur les marchés </text:p>
        </text:list-item>
        <text:list-item>
          <text:p text:style-name="P19">L'atomicité du marché afin qu'aucun agent, tout seul, ne puisse influencer le marché</text:p>
        </text:list-item>
      </text:list>
      <text:p text:style-name="P2"/>
      <text:p text:style-name="P4">Le principe de coopétition entre les entreprises :</text:p>
      <text:list xml:id="list5492323059475226575" text:style-name="L13">
        <text:list-item>
          <text:list>
            <text:list-item>
              <text:p text:style-name="P20">Définition : Néologisme de « coopération » et « compétition » qui entend que des entreprises concurrentes qui travaillent entre elles.</text:p>
            </text:list-item>
            <text:list-item>
              <text:p text:style-name="P20">Encadrement par le droit : → Si la coopétition vise à améliorer l'offre et <text:tab/><text:tab/><text:tab/><text:tab/><text:tab/><text:tab/>développer la concurrence = autorisé</text:p>
            </text:list-item>
          </text:list>
        </text:list-item>
      </text:list>
      <text:p text:style-name="P2"><text:tab/><text:tab/><text:tab/><text:tab/><text:tab/> <text:s text:c="4"/>→ Si la coopétition vise à détourner le jeu de la <text:tab/><text:tab/><text:tab/><text:tab/><text:tab/><text:tab/> <text:s text:c="5"/>concurrence et à manipuler les informations pour <text:tab/><text:tab/><text:tab/><text:tab/><text:tab/><text:tab/> <text:s text:c="5"/>tronquer le choix des agents</text:p>
      <text:p text:style-name="P2"/>
      <text:p text:style-name="P4">Causes de dysfonctionnement des marché :</text:p>
      <text:p text:style-name="P4">Les barrières à l'entrée et sortie des marchés</text:p>
      <text:list xml:id="list5312327039548905224" text:style-name="L14">
        <text:list-item>
          <text:list>
            <text:list-item>
              <text:p text:style-name="P21">Définition : Obstacle rendant difficile l'entrée et la sortie d'une entreprise sur un marché afin de limiter le développement de la concurrence</text:p>
            </text:list-item>
            <text:list-item>
              <text:p text:style-name="P21">Types de barrières : naturelles → Obstacles liés aux caractéristiques du marché et <text:soft-page-break/><text:tab/><text:tab/><text:tab/><text:tab/><text:tab/>de la législation</text:p>
              <text:list>
                <text:list-item>
                  <text:list>
                    <text:list-item>
                      <text:list>
                        <text:list-item>
                          <text:list>
                            <text:list-item>
                              <text:list>
                                <text:list-item>
                                  <text:list>
                                    <text:list-header>
                                      <text:p text:style-name="P21">artificielles → Obstacles liés aux stratégies développées par les entreprises</text:p>
                                    </text:list-header>
                                  </text:list>
                                </text:list-item>
                              </text:list>
                            </text:list-item>
                          </text:list>
                        </text:list-item>
                      </text:list>
                    </text:list-item>
                  </text:list>
                </text:list-item>
              </text:list>
            </text:list-item>
          </text:list>
        </text:list-item>
      </text:list>
      <text:p text:style-name="P4"/>
      <text:p text:style-name="P4">L'asymétrie d'information</text:p>
      <text:list xml:id="list2660976193588565910" text:style-name="L15">
        <text:list-item>
          <text:list>
            <text:list-item>
              <text:p text:style-name="P22">Définition : Situation dans laquelle les agents ne détiennent pas pas les mêmes informations et, de ce fait, sont biaisés dans leurs choix</text:p>
            </text:list-item>
            <text:list-item>
              <text:p text:style-name="P22">Analyse : Effets → Influence sur le jeu de la concurrence / prix au détriment d'un agent</text:p>
              <text:list>
                <text:list-item>
                  <text:list>
                    <text:list-item>
                      <text:list>
                        <text:list-header>
                          <text:p text:style-name="P22">Lutte contre l'asymétrie d'information → Développement de la législation pour imposer des modalités d'information</text:p>
                        </text:list-header>
                      </text:list>
                    </text:list-item>
                  </text:list>
                </text:list-item>
              </text:list>
            </text:list-item>
          </text:list>
        </text:list-item>
      </text:list>
      <text:p text:style-name="P2"/>
      <text:p text:style-name="P2"/>
      <text:p text:style-name="P3">V – Voir plan</text:p>
      <text:p text:style-name="P3"/>
      <text:p text:style-name="P4">Concept d'externalités :</text:p>
      <text:list xml:id="list3238562899876166998" text:style-name="L16">
        <text:list-item>
          <text:list>
            <text:list-item>
              <text:p text:style-name="P23">Définition : Effet de l'action d'un agent sur la situation d'un autre agent sans que ce dernier ne paie ou ne reçoit une compensation</text:p>
            </text:list-item>
            <text:list-item>
              <text:p text:style-name="P23">Types d'externalités : Positives → Effet apportant un gain à l'agent le subissant</text:p>
              <text:list>
                <text:list-item>
                  <text:list>
                    <text:list-item>
                      <text:list>
                        <text:list-item>
                          <text:list>
                            <text:list-item>
                              <text:list>
                                <text:list-item>
                                  <text:list>
                                    <text:list-header>
                                      <text:p text:style-name="P23"><text:s text:c="2"/>Négatives → Effet apportant une perte ou un coût supplémentaire pour l'agent le subissant </text:p>
                                    </text:list-header>
                                  </text:list>
                                </text:list-item>
                              </text:list>
                            </text:list-item>
                          </text:list>
                        </text:list-item>
                      </text:list>
                    </text:list-item>
                  </text:list>
                </text:list-item>
              </text:list>
            </text:list-item>
          </text:list>
        </text:list-item>
      </text:list>
      <text:p text:style-name="P2"/>
      <text:p text:style-name="P4">Présence des externalités sur les marchés :</text:p>
      <text:list xml:id="list1473390414063393022" text:style-name="L17">
        <text:list-item>
          <text:list>
            <text:list-item>
              <text:p text:style-name="P24">Constat : Ne fait pas l'objet d'échange ; échappe aux mécanismes du marché</text:p>
            </text:list-item>
            <text:list-item>
              <text:p text:style-name="P24">Cause : Prise en compte des intérêts privés et exclusion des coûts sociaux</text:p>
            </text:list-item>
            <text:list-item>
              <text:p text:style-name="P24">Poids des externalités négatives : Surproduction des externalités négatives </text:p>
            </text:list-item>
            <text:list-item>
              <text:p text:style-name="P24">Poids des externalités positives : Sous-production des externalités positives</text:p>
            </text:list-item>
          </text:list>
        </text:list-item>
      </text:list>
      <text:p text:style-name="P4"/>
      <text:p text:style-name="P4">Intervention de l'Etat :</text:p>
      <text:list xml:id="list574157868357998162" text:style-name="L18">
        <text:list-item>
          <text:list>
            <text:list-item>
              <text:p text:style-name="P25">But : Internaliser les effets des externalités dans le choix des agents</text:p>
            </text:list-item>
            <text:list-item>
              <text:p text:style-name="P25">Forme de l'intervention : Pour externalités positives → Subvention, déduction </text:p>
              <text:list>
                <text:list-item>
                  <text:list>
                    <text:list-item>
                      <text:list>
                        <text:list-item>
                          <text:list>
                            <text:list-item>
                              <text:list>
                                <text:list-item>
                                  <text:list>
                                    <text:list-item>
                                      <text:list>
                                        <text:list-item>
                                          <text:list>
                                            <text:list-header>
                                              <text:p text:style-name="P25"><text:tab/><text:tab/><text:tab/><text:tab/>fiscale</text:p>
                                            </text:list-header>
                                          </text:list>
                                        </text:list-item>
                                      </text:list>
                                    </text:list-item>
                                  </text:list>
                                </text:list-item>
                              </text:list>
                            </text:list-item>
                          </text:list>
                        </text:list-item>
                      </text:list>
                    </text:list-item>
                  </text:list>
                </text:list-item>
              </text:list>
            </text:list-item>
          </text:list>
        </text:list-item>
      </text:list>
      <text:p text:style-name="P2"><text:tab/><text:tab/><text:tab/><text:tab/><text:tab/> <text:s text:c="2"/>Pour externalités négatives → Taxe, règlementation</text:p>
      <text:p text:style-name="P2"/>
      <text:p text:style-name="P2"/>
      <text:p text:style-name="P2"/>
      <text:p text:style-name="P2"/>
      <text:p text:style-name="P2"/>
      <text:p text:style-name="P30">MÉTHODOLOGIE (exams et contrôles) :</text:p>
      <text:p text:style-name="P29">Épreuve de 4H :</text:p>
      <text:p text:style-name="P29"><text:tab/>→ Étudier une entreprise dans son environnement</text:p>
      <text:p text:style-name="P29"><text:tab/>→ Répondre à des questions à caractères Éco/ Mana.. / Juridique</text:p>
      <text:p text:style-name="P29"><text:tab/>→ Réponse doit être structurée et argumentée</text:p>
      <text:p text:style-name="P29"/>
      <text:p text:style-name="P29">Éco / Mana = 1 méthode</text:p>
      <text:p text:style-name="P2"><text:span text:style-name="T3">Juridique = 1 autre méthode</text:span></text:p>
      <text:p text:style-name="P2"><text:span text:style-name="T3"/></text:p>
      <text:p text:style-name="P2"><text:span text:style-name="T3"/></text:p>
      <text:p text:style-name="P2"><text:soft-page-break/><text:span text:style-name="T3">Déroulement : <text:s/></text:span></text:p>
      <text:p text:style-name="P2"><text:span text:style-name="T3"><text:tab/>Mise en situation → Travail à faire (3 mission, 1 mission = 1 thème du référentiel)</text:span> <text:s text:c="2"/><text:span text:style-name="T3">→1 mission = 3 questions (question Eco, Mana ou Juridique)</text:span></text:p>
      <text:p text:style-name="P2"><text:span text:style-name="T3"/></text:p>
      <text:p text:style-name="P3"><text:span text:style-name="T3">Structure → Eco / Mana</text:span></text:p>
      <text:p text:style-name="P3"><text:span text:style-name="T3"/></text:p>
      <text:list xml:id="list7504737214519901117" text:style-name="L19">
        <text:list-item>
          <text:p text:style-name="P26"><text:span text:style-name="T3">Rappel de l'énoncé de la question → recopier la question</text:span></text:p>
          <text:list>
            <text:list-item>
              <text:list>
                <text:list-item>
                  <text:list>
                    <text:list-item>
                      <text:list>
                        <text:list-item>
                          <text:list>
                            <text:list-item>
                              <text:list>
                                <text:list-item>
                                  <text:list>
                                    <text:list-item>
                                      <text:list>
                                        <text:list-item>
                                          <text:list>
                                            <text:list-header>
                                              <text:p text:style-name="P26"><text:span text:style-name="T3"><text:s text:c="5"/>→ reformuler sous la forme d'un groupe nominal</text:span></text:p>
                                              <text:p text:style-name="P31"><text:span text:style-name="T4"><text:s/><text:tab/></text:span></text:p>
                                            </text:list-header>
                                          </text:list>
                                        </text:list-item>
                                      </text:list>
                                    </text:list-item>
                                  </text:list>
                                </text:list-item>
                              </text:list>
                            </text:list-item>
                          </text:list>
                        </text:list-item>
                      </text:list>
                    </text:list-item>
                  </text:list>
                </text:list-item>
              </text:list>
            </text:list-item>
          </text:list>
        </text:list-item>
        <text:list-item>
          <text:p text:style-name="P31"><text:span text:style-name="T4">Réponse → définir mots clés de la question</text:span></text:p>
        </text:list-item>
      </text:list>
      <text:p text:style-name="Standard"><text:span text:style-name="T4"><text:tab/><text:tab/> <text:s text:c="3"/>→ présentation des concepts éco / mana nécessaires pour répondre à la <text:tab/><text:tab/> <text:s text:c="8"/>question </text:span></text:p>
      <text:p text:style-name="Standard"><text:span text:style-name="T4"><text:tab/><text:tab/> <text:s text:c="3"/>→ Analyser la situation en fonction des docs pour vérifier si les éléments <text:tab/><text:tab/> <text:s text:c="8"/>théoriques sont présents (ou pas)</text:span></text:p>
      <text:p text:style-name="Standard"><text:span text:style-name="T4"><text:tab/><text:tab/> <text:s text:c="3"/>→ Répondre à la question <text:s/></text:span></text:p>
      <text:p text:style-name="Standard"><text:span text:style-name="T4"/></text:p>
      <text:p text:style-name="Standard"><text:span text:style-name="T5">Les interdits :</text:span><text:span text:style-name="T4"> </text:span></text:p>
      <text:p text:style-name="Standard"><text:span text:style-name="T4"/></text:p>
      <text:list xml:id="list3621056830069393586" text:style-name="L22">
        <text:list-item>
          <text:p text:style-name="P33"><text:span text:style-name="T4">Mélanger l'ordre des questions</text:span></text:p>
        </text:list-item>
        <text:list-item>
          <text:p text:style-name="P33"><text:span text:style-name="T4">Mixer les questions</text:span></text:p>
        </text:list-item>
        <text:list-item>
          <text:p text:style-name="P33"><text:span text:style-name="T4">Nommer les docs</text:span></text:p>
        </text:list-item>
        <text:list-item>
          <text:p text:style-name="P33"><text:span text:style-name="T4">« Je », « On », « Nous »</text:span></text:p>
        </text:list-item>
        <text:list-item>
          <text:p text:style-name="P35"><text:span text:style-name="T6">Recopier les docs</text:span></text:p>
        </text:list-item>
      </text:list>
      <text:p text:style-name="P34"><text:span text:style-name="T6"/></text:p>
      <text:p text:style-name="P6"><text:span text:style-name="T6"/></text:p>
      <text:list xml:id="list7543730725302883117" text:style-name="L20">
        <text:list-item>
          <text:p text:style-name="P32"><text:span text:style-name="T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meta:initial-creator>
    <meta:creation-date>2021-10-21T08:10:44</meta:creation-date>
    <dc:date>2021-10-27T15:15:06</dc:date>
    <dc:creator>Jordan </dc:creator>
    <meta:editing-duration>PT3H55M23S</meta:editing-duration>
    <meta:editing-cycles>3</meta:editing-cycles>
    <meta:generator>OpenOffice/4.1.7$Unix OpenOffice.org_project/417m1$Build-9800</meta:generator>
    <meta:document-statistic meta:table-count="0" meta:image-count="0" meta:object-count="0" meta:page-count="5" meta:paragraph-count="118" meta:word-count="1407" meta:character-count="8337"/>
  </office:meta>
</office:document-meta>
</file>